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42cm" svg:height="2.357cm" svg:x="1.016cm" svg:y="2.119cm">
          <draw:image xlink:href="../pngs/walden-set-B-a.png" xlink:type="simple" xlink:show="embed" xlink:actuate="onLoad">
            <text:p/>
          </draw:image>
        </draw:frame>
        <draw:frame draw:style-name="gr1" draw:text-style-name="P1" draw:layer="layout" svg:width="5.953cm" svg:height="2.418cm" svg:x="7.45cm" svg:y="2.137cm">
          <draw:image xlink:href="../pngs/walden-set-B-b.png" xlink:type="simple" xlink:show="embed" xlink:actuate="onLoad">
            <text:p/>
          </draw:image>
        </draw:frame>
        <draw:frame draw:style-name="gr1" draw:text-style-name="P1" draw:layer="layout" svg:width="5.517cm" svg:height="2.432cm" svg:x="1.1cm" svg:y="5.574cm">
          <draw:image xlink:href="../pngs/walden-set-B-c.png" xlink:type="simple" xlink:show="embed" xlink:actuate="onLoad">
            <text:p/>
          </draw:image>
        </draw:frame>
        <draw:frame draw:style-name="gr1" draw:text-style-name="P1" draw:layer="layout" svg:width="5.77cm" svg:height="3.543cm" svg:x="7.376cm" svg:y="4.625cm">
          <draw:image xlink:href="../pngs/walden-set-B-d.png" xlink:type="simple" xlink:show="embed" xlink:actuate="onLoad">
            <text:p/>
          </draw:image>
        </draw:frame>
        <draw:frame draw:style-name="gr1" draw:text-style-name="P1" draw:layer="layout" svg:width="7.7cm" svg:height="2.858cm" svg:x="1.1cm" svg:y="8.137cm">
          <draw:image xlink:href="../pngs/walden-set-B-e.png" xlink:type="simple" xlink:show="embed" xlink:actuate="onLoad">
            <text:p/>
          </draw:image>
        </draw:frame>
        <draw:frame draw:style-name="gr1" draw:text-style-name="P1" draw:layer="layout" svg:width="12.182cm" svg:height="3.482cm" svg:x="1.08cm" svg:y="11.088cm">
          <draw:image xlink:href="../pngs/walden-set-B-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1.4.2$MacOSX_X86_64 LibreOffice_project/f99d75f39f1c57ebdd7ffc5f42867c12031db97a</meta:generator>
    <dc:date>2016-07-18T16:22:37.621845000</dc:date>
    <meta:editing-duration>PT22M57S</meta:editing-duration>
    <meta:editing-cycles>17</meta:editing-cycles>
    <meta:document-statistic meta:object-count="6"/>
  </office:meta>
</office:document-meta>
</file>